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!-- Out of date -->
    <style:style style:name="s7" style:family="text" style:parent-style-name="Standard">
      <style:text-properties fo:color="#666600" style:text-line-through-style="solid" style:text-line-through-type="single" fo:font-weight="normal"/>
    </style:style>
    <!-- Comment -->
    <style:style style:name="s9" style:family="section">
      <style:section-properties fo:background-color="#f0f0f0" fo:margin-left="0.3cm" fo:margin-right="0cm"/>
    </style:style>
    <style:style style:family="text" style:name="s9">
      <style:text-properties fo:color="#353842" style:font-name="Times New Roman CYR" fo:font-size="12pt" fo:background-color="#f0f0f0"/>
    </style:style>
    <style:style style:family="paragraph" style:name="s9header" style:parent-style-name="s9">
      <style:text-properties fo:font-size="8pt"/>
    </style:style>
    <!-- Color selection -->
    <style:style style:family="text" style:name="s10">
      <style:text-properties fo:color="#26282f" fo:font-weight="bold"/>
    </style:style>
    <!-- Version info -->
    <style:style style:name="s22" style:family="section">
      <style:section-properties fo:background-color="#f0f0f0" fo:margin-left="0.3cm" fo:margin-right="0cm"/>
    </style:style>
    <style:style style:family="paragraph" style:name="s22header" style:parent-style-name="s22">
      <style:text-properties fo:font-size="8pt"/>
    </style:style>
    <!-- Necessary documents -->
    <style:style style:name="s45" style:family="section">
      <style:section-properties fo:background-color="#f0f0f0" fo:margin-left="0.74cm" fo:margin-right="0.74cm"/>
    </style:style>
    <!-- Who helps? -->
    <style:style style:name="s46" style:family="section">
      <style:section-properties fo:background-color="#f0f0f0" fo:margin-left="0.74cm" fo:margin-right="0.74cm"/>
    </style:style>
    <!-- Attention: dishonesty -->
    <style:style style:name="s47" style:family="section">
      <style:section-properties fo:background-color="#f0f0f0" fo:margin-left="0.74cm" fo:margin-right="0.74cm"/>
    </style:style>
    <!-- Attention: crime! -->
    <style:style style:name="s48" style:family="section">
      <style:section-properties fo:background-color="#f0f0f0" fo:margin-left="0.74cm" fo:margin-right="0.74cm"/>
    </style:style>
    <!-- Note -->
    <style:style style:name="s49" style:family="section">
      <style:section-properties fo:background-color="#f0f0f0" fo:margin-left="0.74cm" fo:margin-right="0.74cm"/>
    </style:style>
    <!-- Example -->
    <style:style style:name="s50" style:family="section">
      <style:section-properties fo:background-color="#f0f0f0" fo:margin-left="0.74cm" fo:margin-right="0.74cm"/>
    </style:style>
    <!-- Attention -->
    <style:style style:name="s68" style:family="section">
      <style:section-properties fo:background-color="#f0f0f0" fo:margin-left="0.74cm" fo:margin-right="0.74cm"/>
    </style:style>
    <!-- Special formula -->
    <style:style style:name="s74" style:family="section">
      <style:section-properties fo:background-color="#f0f0f0" fo:margin-left="0.74cm" fo:margin-right="0.74cm"/>
    </style:style>
    <!-- Changes info -->
    <style:style style:name="s52" style:family="section">
      <style:section-properties fo:background-color="#eaefed" fo:margin-left="0.635cm" fo:margin-right="0.635cm"/>
    </style:style>
    <style:style style:family="paragraph" style:name="s52header" style:parent-style-name="s52"/>
    <style:style style:name="s41" style:family="text">
      <style:text-properties fo:color="#000000" style:font-name="Arial" fo:background-color="#c1d7ff"/>
    </style:style>
    <style:style style:name="s42" style:family="text">
      <style:text-properties fo:color="#000000" style:font-name="Arial" fo:background-color="#c4c413"/>
    </style:style>
    <style:style style:name="lower" style:family="text">
      <style:text-properties style:text-position="sub 58%"/>
    </style:style>
    <style:style style:name="upper" style:family="text">
      <style:text-properties style:text-position="super 58%"/>
    </style:style>
    <style:style style:name="bold" style:family="text">
      <style:text-properties fo:font-weight="bold"/>
    </style:style>
    <style:style style:name="preformatted" style:family="text">
      <style:text-properties style:font-name="Courier New" fo:font-size="11pt"/>
    </style:style>
    <style:style style:name="fr1" style:family="graphic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tiff" style:family="graphic">
      <style:graphic-properties style:vertical-pos="middle" style:vertical-rel="char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!-- prime -->
    <style:style style:family="paragraph" style:name="s777" style:parent-style-name="Heading">
      <style:paragraph-properties fo:text-align="left"/>
      <style:text-properties style:font-name="Times New Roman" fo:text-align="left" fo:font-size="20pt" fo:font-weight="normal" fo:language="ru" fo:country="RU"/>
    </style:style>
    <style:style style:family="paragraph" style:name="s778" style:parent-style-name="Heading">
      <style:paragraph-properties fo:text-align="left"/>
      <style:text-properties style:font-name="Times New Roman" fo:text-align="left" fo:background-color="#000000" fo:color="#ffffff" fo:font-size="12pt" fo:font-weight="normal" fo:language="ru" fo:country="RU"/>
    </style:style>
    <style:style style:family="paragraph" style:name="s779" style:parent-style-name="Heading">
      <style:paragraph-properties fo:text-align="left"/>
      <style:text-properties style:font-name="Times New Roman" fo:text-align="left" fo:font-size="14pt" fo:font-weight="bold" fo:language="ru" fo:country="RU"/>
    </style:style>
    <style:style style:family="paragraph" style:name="s780" style:parent-style-name="Heading">
      <style:paragraph-properties fo:text-align="left"/>
      <style:text-properties style:font-name="Times New Roman" fo:text-align="left" fo:font-size="12pt" fo:font-weight="normal" style:text-underline-type="single" fo:language="ru" fo:country="RU"/>
    </style:style>
    <!-- lists -->
    <style:style style:family="paragraph" style:name="s781" style:parent-style-name="Heading">
      <style:paragraph-properties fo:text-align="left"/>
      <style:text-properties fo:color="#ffffff" style:font-name="Times New Roman" fo:text-align="left" fo:font-size="16pt" fo:language="ru" fo:country="RU" fo:background-color="#2e2e2e"/>
    </style:style>
    <style:style style:family="paragraph" style:name="s782" style:parent-style-name="Heading">
      <style:paragraph-properties fo:text-align="left"/>
      <style:text-properties fo:color="#000000" style:text-underline-type="single" style:font-name="Times New Roman" fo:text-align="left" fo:font-size="20pt" fo:language="ru" fo:country="RU" fo:background-color="#ffffff"/>
    </style:style>
    <style:style style:family="paragraph" style:name="s84" style:parent-style-name="Standard">
      <style:paragraph-properties fo:text-align="left" fo:text-indent="0cm"/>
    </style:style>
    <style:style style:family="paragraph" style:name="s75" style:parent-style-name="Standard">
      <style:paragraph-properties fo:text-align="left" fo:text-indent="0cm"/>
      <style:text-properties fo:font-style="italic"/>
    </style:style>
    <!-- document changes style -->
    <style:style style:name="ChangesCell" style:family="table-cell">
      <style:table-cell-properties fo:padding-left="0.19cm" fo:padding-right="0.19cm"/>
    </style:style>
    <!-- Picture paragraph -->
    <style:style style:family="paragraph" style:name="image" style:parent-style-name="Heading">
      <style:paragraph-properties fo:text-indent="0cm"/>
    </style:style>
    <style:style style:name="TiffA4P" style:family="paragraph" style:parent-style-name="Standard" style:master-page-name="A4Portrait">
      <style:paragraph-properties fo:break-before="page" fo:text-indent="0cm" fo:margin-left="0cm" fo:margin-right="0cm" fo:margin-top="0cm" fo:margin-bottom="0cm"/>
    </style:style>
    <style:style style:name="TiffA4L" style:family="paragraph" style:parent-style-name="Standard" style:master-page-name="A4Landscape">
      <style:paragraph-properties fo:break-before="page" fo:text-indent="0cm" fo:margin-left="0cm" fo:margin-right="0cm" fo:margin-top="0cm" fo:margin-bottom="0cm"/>
    </style:style>
    <!-- Section break styles -->
    <!-- Page break style -->
    <style:style style:name="PB" style:family="paragraph" style:parent-style-name="Standard">
      <style:paragraph-properties fo:break-before="page"/>
    </style:style>
    <!-- Specific styles -->
    <style:style style:name="s16_fi0" style:family="paragraph" style:parent-style-name="s16">
      <style:paragraph-properties fo:text-indent="0mm"/>
    </style:style>
    <style:style style:name="s1_right_fi0" style:family="paragraph" style:parent-style-name="s1">
      <style:paragraph-properties fo:text-align="right" fo:text-indent="0mm"/>
    </style:style>
    <style:style style:name="s1_fi0" style:family="paragraph" style:parent-style-name="s1">
      <style:paragraph-properties fo:text-indent="0mm"/>
    </style:style>
    <!-- Table cells styles -->
    <!-- Table columns styles -->
    <style:style style:name="3401" style:family="table-column">
      <style:table-column-properties style:column-width="60mm"/>
    </style:style>
    <style:style style:name="6805" style:family="table-column">
      <style:table-column-properties style:column-width="120mm"/>
    </style:style>
    <!-- Table styles -->
    <style:style style:name="rubber" style:family="table">
      <style:table-properties style:rel-width="100%" table:align="center"/>
    </style:style>
    <style:style style:name="10206" style:family="table">
      <style:table-properties style:width="180mm" table:align="left"/>
    </style:style>
    <!-- Colored text styles -->
  </office:automatic-styles>
  <office:body>
    <office:text text:use-soft-page-breaks="true">
      <text:h text:outline-level="1" text:style-name="s3"><text:bookmark text:name="anchor0"/><text:a xlink:type="simple" xlink:href="http://ivo.garant.ru/document/redirect/12153609/0">Постановление Правительства РФ от 21 мая 2007 г. N 304
"О классификации чрезвычайных ситуаций природного и техногенного характера"</text:a></text:h>
      <text:p text:style-name="s52header">С изменениями и дополнениями от:</text:p>
      <text:p text:style-name="s52">17 мая 2011 г., 20 декабря 2019 г., 11 сентября 2024 г., 27 марта 2025 г.</text:p>
      <text:p text:style-name="s1"/>
      <text:p text:style-name="s1">Во исполнение <text:a xlink:type="simple" xlink:href="http://ivo.garant.ru/document/redirect/10107960/5">Федерального закона</text:a> "О защите населения и территорий от чрезвычайных ситуаций природного и техногенного характера" Правительство Российской Федерации постановляет:</text:p>
      <text:p text:style-name="s1"><text:bookmark text:name="anchor1"/>1. Установить, что чрезвычайные ситуации природного и техногенного характера подразделяются на:</text:p>
      <text:p text:style-name="s22header">Информация об изменениях:</text:p>
      <text:p text:style-name="s22"><text:bookmark text:name="anchor11"/>Подпункт "а" изменен с 1 апреля 2025 г. - <text:a xlink:type="simple" xlink:href="http://ivo.garant.ru/document/redirect/411769071/1001">Постановление</text:a> Правительства России от 27 марта 2025 г. N 385</text:p>
      <text:p text:style-name="s22"><text:a xlink:type="simple" xlink:href="http://ivo.garant.ru/document/redirect/483405365/11">См. предыдущую редакцию</text:a></text:p>
      <text:p text:style-name="s1">а) чрезвычайную ситуацию локального характера, в результате которой территория, на которой сложилась чрезвычайная ситуация и нарушены условия жизнедеятельности людей (далее - зона чрезвычайной ситуации), не выходит за пределы территории организации (объекта), при этом количество людей, погибших и (или) получивших ущерб здоровью, составляет не более 10 человек либо размер ущерба окружающей природной среде и материальных потерь (далее - размер материального ущерба) составляет не более 376,2 тыс. рублей;</text:p>
      <text:p text:style-name="s22header">Информация об изменениях:</text:p>
      <text:p text:style-name="s22"><text:bookmark text:name="anchor12"/>Подпункт "б" изменен с 1 апреля 2025 г. - <text:a xlink:type="simple" xlink:href="http://ivo.garant.ru/document/redirect/411769071/1002">Постановление</text:a> Правительства России от 27 марта 2025 г. N 385</text:p>
      <text:p text:style-name="s22"><text:a xlink:type="simple" xlink:href="http://ivo.garant.ru/document/redirect/483405365/12">См. предыдущую редакцию</text:a></text:p>
      <text:p text:style-name="s1">б) чрезвычайную ситуацию муниципального характера, в результате которой зона чрезвычайной ситуации не выходит за пределы территории одного муниципального образования, при этом количество людей, погибших и (или) получивших ущерб здоровью, составляет не более 50 человек либо размер материального ущерба составляет не более 18,81 млн. рублей, а также данная чрезвычайная ситуация не может быть отнесена к чрезвычайной ситуации локального характера;</text:p>
      <text:p text:style-name="s22header">Информация об изменениях:</text:p>
      <text:p text:style-name="s22"><text:bookmark text:name="anchor13"/>Подпункт "в" изменен с 1 апреля 2025 г. - <text:a xlink:type="simple" xlink:href="http://ivo.garant.ru/document/redirect/411769071/1002">Постановление</text:a> Правительства России от 27 марта 2025 г. N 385</text:p>
      <text:p text:style-name="s22"><text:a xlink:type="simple" xlink:href="http://ivo.garant.ru/document/redirect/483405365/13">См. предыдущую редакцию</text:a></text:p>
      <text:p text:style-name="s1">в) чрезвычайную ситуацию межмуниципального характера, в результате которой зона чрезвычайной ситуации затрагивает территорию двух и более муниципальных районов, муниципальных округов, городских округов, расположенных на территории одного субъекта Российской Федерации, или внутригородских территорий города федерального значения, при этом количество людей, погибших и (или) получивших ущерб здоровью, составляет не более 50 человек либо размер материального ущерба составляет не более 18,81 млн. рублей;</text:p>
      <text:p text:style-name="s22header">Информация об изменениях:</text:p>
      <text:p text:style-name="s22"><text:bookmark text:name="anchor14"/>Подпункт "г" изменен с 1 апреля 2025 г. - <text:a xlink:type="simple" xlink:href="http://ivo.garant.ru/document/redirect/411769071/1003">Постановление</text:a> Правительства России от 27 марта 2025 г. N 385</text:p>
      <text:p text:style-name="s22"><text:a xlink:type="simple" xlink:href="http://ivo.garant.ru/document/redirect/483405365/14">См. предыдущую редакцию</text:a></text:p>
      <text:p text:style-name="s1">г) чрезвычайную ситуацию регионального характера, в результате которой зона чрезвычайной ситуации не выходит за пределы территории одного субъекта Российской Федерации, при этом количество людей, погибших и (или) получивших ущерб здоровью, составляет свыше 50 человек, но не более 500 человек либо размер материального ущерба составляет свыше 18,81 млн. рублей, но не более 1,881 млрд. рублей;</text:p>
      <text:p text:style-name="s22header">Информация об изменениях:</text:p>
      <text:p text:style-name="s22"><text:bookmark text:name="anchor15"/>Подпункт "д" изменен с 1 апреля 2025 г. - <text:a xlink:type="simple" xlink:href="http://ivo.garant.ru/document/redirect/411769071/1004">Постановление</text:a> Правительства России от 27 марта 2025 г. N 385</text:p>
      <text:p text:style-name="s22"><text:a xlink:type="simple" xlink:href="http://ivo.garant.ru/document/redirect/483405365/15">См. предыдущую редакцию</text:a></text:p>
      <text:p text:style-name="s1">д) чрезвычайную ситуацию межрегионального характера, в результате которой зона чрезвычайной ситуации затрагивает территорию двух и более субъектов Российской Федерации, при этом количество людей, погибших и (или) получивших ущерб здоровью, составляет свыше 50 человек, но не более 500 человек либо размер материального ущерба составляет свыше 188,1 млн. рублей в каждом из указанных субъектов Российской Федерации при условии, что зона чрезвычайной ситуации в каждом из указанных субъектов Российской Федерации затрагивает территорию двух и более муниципальных районов, муниципальных округов, городских округов или внутригородских территорий города федерального значения, при этом общий размер материального ущерба составляет не более 1,881 млрд. рублей;</text:p>
      <text:p text:style-name="s22header">Информация об изменениях:</text:p>
      <text:p text:style-name="s22"><text:bookmark text:name="anchor16"/>Подпункт "е" изменен с 1 апреля 2025 г. - <text:a xlink:type="simple" xlink:href="http://ivo.garant.ru/document/redirect/411769071/1005">Постановление</text:a> Правительства России от 27 марта 2025 г. N 385</text:p>
      <text:p text:style-name="s22"><text:a xlink:type="simple" xlink:href="http://ivo.garant.ru/document/redirect/483405365/16">См. предыдущую редакцию</text:a></text:p>
      <text:p text:style-name="s1">е) чрезвычайную ситуацию федерального характера, в результате которой количество людей, погибших и (или) получивших ущерб здоровью, составляет свыше 500 человек либо размер материального ущерба составляет свыше 1,881 млрд. рублей.</text:p>
      <text:p text:style-name="s9header">ГАРАНТ:</text:p>
      <text:p text:style-name="s9">См. <text:a xlink:type="simple" xlink:href="http://ivo.garant.ru/document/redirect/73820488/0">Методические рекомендации</text:a> по организации работы федеральных органов исполнительной власти и исполнительных органов государственной власти субъектов РФ для принятия Правительственной комиссией по предупреждению и ликвидации чрезвычайных ситуаций и обеспечению пожарной безопасности решения об отнесении возникшей чрезвычайной ситуации к чрезвычайной ситуации федерального или межрегионального характера (утв. протоколом заседания Правительственной комиссии по предупреждению и ликвидации чрезвычайных ситуаций и обеспечению пожарной безопасности от 10 марта 2020 г. N 1)</text:p>
      <text:p text:style-name="s1"><text:bookmark text:name="anchor2"/>2. Признать утратившим силу <text:a xlink:type="simple" xlink:href="http://ivo.garant.ru/document/redirect/2107712/0">постановление</text:a> Правительства Российской Федерации от 13 сентября 1996 г. N 1094 "О классификации чрезвычайных ситуаций природного и техногенного характера" (Собрание законодательства Российской Федерации, 1996, N 39, ст. 4563).</text:p>
      <text:p text:style-name="s22header">Информация об изменениях:</text:p>
      <text:p text:style-name="s22"><text:bookmark text:name="anchor21"/><text:a xlink:type="simple" xlink:href="http://ivo.garant.ru/document/redirect/12185977/2">Постановлением</text:a> Правительства РФ от 17 мая 2011 г. N 376 настоящее постановление дополнено пунктом 2.1</text:p>
      <text:p text:style-name="s1">2.1. Установить, что классификация чрезвычайных ситуаций природного и техногенного характера, предусмотренная <text:a xlink:type="simple" xlink:href="#anchor1">пунктом 1</text:a> настоящего постановления, не распространяется на чрезвычайные ситуации в лесах, возникшие вследствие лесных пожаров.</text:p>
      <text:p text:style-name="s1"/>
      <table:table table:name="10206" table:style-name="10206">
        <table:table-column table:style-name="6805"/>
        <table:table-column table:style-name="3401"/>
        <table:table-row>
          <table:table-cell>
            <text:p text:style-name="s16_fi0">Председатель Правительства
Российской Федерации</text:p>
          </table:table-cell>
          <table:table-cell>
            <text:p text:style-name="s1_right_fi0">М. Фрадков</text:p>
          </table:table-cell>
        </table:table-row>
      </table:table>
      <text:p text:style-name="s1"/>
      <text:p text:style-name="s1_fi0">Москва</text:p>
      <text:p text:style-name="s1_fi0">21 мая 2007 г.</text:p>
      <text:p text:style-name="s1_fi0">N 304</text:p>
      <text:p text:style-name="s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ourier New" svg:font-family="Courier New"/>
    <style:font-face style:name="Times New Roman" svg:font-family="Times New Roman"/>
  </office:font-face-decls>
  <office:styles>
    <style:default-style style:family="paragraph">
      <style:paragraph-properties style:tab-stop-distance="1.27cm"/>
    </style:default-style>
    <style:style style:family="paragraph" style:name="Normal">
      <style:paragraph-properties style:writing-mode="lr"/>
      <style:text-properties style:font-name="Times New Roman" fo:font-size="12pt" fo:language="ru" fo:country="RU"/>
    </style:style>
    <style:style style:family="paragraph" style:name="Standard">
      <style:paragraph-properties fo:text-align="justify" fo:text-indent="1.27cm" fo:widows="2" fo:orphans="2" fo:margin-left="0cm" fo:margin-right="0cm" fo:margin-top="0cm" fo:margin-bottom="0cm" style:writing-mode="lr"/>
      <style:text-properties style:font-name="Times New Roman" fo:font-size="12pt"/>
    </style:style>
    <style:style style:name="Preformatted" style:display-name="Preformatted" style:family="paragraph">
      <style:paragraph-properties fo:margin-left="0cm" fo:margin-right="0cm" fo:margin-top="0cm" fo:margin-bottom="0cm" fo:text-align="justify" style:justify-single-word="false" fo:orphans="2" fo:widows="2" fo:hyphenation-ladder-count="no-limit" fo:text-indent="0cm" style:auto-text-indent="false" style:writing-mode="lr-tb"/>
      <style:text-properties style:font-name="Courier New" fo:font-family="'Courier New'" style:font-family-generic="roman" style:font-pitch="fixed" fo:font-size="12pt" style:font-name-asian="Symbol" style:font-family-asian="Symbol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 fo:hyphenate="true" fo:hyphenation-remain-char-count="2" fo:hyphenation-push-char-count="2"/>
    </style:style>
    <style:style style:family="paragraph" style:name="Heading" style:parent-style-name="Standard">
      <style:paragraph-properties fo:text-align="center" fo:margin-top="0.423cm" fo:margin-bottom="0.212cm" fo:keep-with-next="always"/>
      <style:text-properties style:font-name="Times New Roman" fo:font-weight="bold"/>
    </style:style>
    <style:style style:name="s1" style:family="paragraph" style:display-name="Нормальный" style:parent-style-name="Standard"/>
    <style:style style:name="s2" style:family="paragraph" style:display-name="Нормальный (OEM)" style:parent-style-name="Preformatted"/>
    <style:style style:name="s3" style:family="paragraph" style:display-name="Заголовок 1" style:parent-style-name="Heading"/>
    <style:style style:name="s4" style:family="paragraph" style:display-name="Заголовок 2" style:parent-style-name="Heading"/>
    <style:style style:name="s5" style:family="paragraph" style:display-name="Заголовок 3" style:parent-style-name="Heading"/>
    <style:style style:name="s6" style:family="paragraph" style:display-name="Заголовок 4" style:parent-style-name="Heading"/>
    <style:style style:name="s7" style:family="paragraph" style:display-name="Утратил силу" style:parent-style-name="Standard">
      <style:text-properties fo:color="#666600" style:text-line-through-style="solid" style:text-line-through-type="single"/>
    </style:style>
    <!-- Text (reference) -->
    <style:style style:name="Text (reference)" style:family="paragraph" style:parent-style-name="Standard">
      <style:paragraph-properties fo:text-align="left" fo:text-indent="0cm" fo:margin-left="0.3cm" fo:margin-right="0.3cm" fo:margin-top="0cm" fo:margin-bottom="0cm"/>
      <style:text-properties style:font-name="Times New Roman CYR" fo:font-size="12pt"/>
    </style:style>
    <style:style style:name="s9" style:family="paragraph" style:display-name="Комментарий" style:parent-style-name="Text (reference)">
      <style:paragraph-properties fo:text-align="justify" fo:background-color="#f0f0f0" fo:margin-right="0cm" fo:margin-top="0.132cm"/>
      <style:text-properties fo:color="#353842" fo:background-color="#f0f0f0" fo:font-style="italic"/>
    </style:style>
    <style:style style:name="s15" style:family="paragraph" style:display-name="Заголовок статьи" style:parent-style-name="Standard">
      <style:paragraph-properties fo:text-align="justify" fo:text-indent="-1.573cm" fo:margin-left="2.843cm" fo:margin-right="0cm" fo:margin-top="0cm" fo:margin-bottom="0cm"/>
    </style:style>
    <style:style style:name="s16" style:family="paragraph" style:display-name="Прижатый влево" style:parent-style-name="Standard">
      <style:paragraph-properties fo:text-indent="0cm" fo:text-align="start" style:justify-single-word="false" fo:hyphenation-ladder-count="no-limit"/>
    </style:style>
    <style:style style:name="s22" style:family="paragraph" style:display-name="Информация о версии" style:parent-style-name="Text (reference)">
      <style:paragraph-properties fo:text-align="justify" fo:background-color="#f0f0f0" fo:margin-right="0cm" fo:margin-top="0.132cm"/>
      <style:text-properties fo:color="#353842" fo:font-style="italic" fo:background-color="#f0f0f0"/>
    </style:style>
    <style:style style:name="s25" style:family="paragraph" style:display-name="Не вступил в силу" style:parent-style-name="Standard">
      <style:paragraph-properties fo:margin-left="0.245cm" fo:margin-right="0cm" fo:text-indent="-0.245cm"/>
    </style:style>
    <style:style style:name="s52" style:family="paragraph" style:display-name="Информация об изменениях" style:parent-style-name="Standard">
      <style:paragraph-properties fo:text-indent="0cm" fo:background-color="#eaefed" fo:margin-left="0.635cm" fo:margin-right="0.635cm" fo:margin-top="0.318cm"/>
      <style:text-properties fo:color="#353842" fo:font-size="10pt" fo:background-color="#eaefed"/>
    </style:style>
    <style:style style:name="s71" style:family="paragraph" style:display-name="Заголовок ЭР (левое окно)" style:parent-style-name="Heading"/>
    <style:style style:name="s91" style:family="paragraph" style:display-name="Сноска" style:parent-style-name="Standard">
      <style:text-properties fo:font-size="10pt"/>
    </style:style>
  </office:styles>
  <office:automatic-styles>
    <!-- header and footer styles -->
    <style:style style:family="paragraph" style:name="header" style:parent-style-name="Standard">
      <style:paragraph-properties fo:text-align="left" fo:text-indent="0cm"/>
      <style:text-properties style:font-name="Times New Roman" fo:font-family="'Times New Roman'" fo:font-size="10"/>
    </style:style>
    <style:style style:family="paragraph" style:name="footer_left" style:parent-style-name="Standard">
      <style:paragraph-properties fo:text-align="left" fo:text-indent="0cm"/>
      <style:text-properties style:font-name="Times New Roman" fo:font-family="'Times New Roman'" fo:font-size="10"/>
    </style:style>
    <style:style style:family="paragraph" style:name="footer_center" style:parent-style-name="Standard">
      <style:paragraph-properties fo:text-align="center" fo:text-indent="0cm"/>
      <style:text-properties style:font-name="Times New Roman" fo:font-family="'Times New Roman'" fo:font-size="10"/>
    </style:style>
    <style:style style:family="paragraph" style:name="footer_right" style:parent-style-name="Standard">
      <style:paragraph-properties fo:text-align="right" fo:text-indent="0cm"/>
      <style:text-properties style:font-name="Times New Roman" fo:font-family="'Times New Roman'" fo:font-size="10"/>
    </style:style>
    <style:page-layout style:name="Standard">
      <style:page-layout-properties fo:page-width="210mm" fo:page-height="297mm" style:num-format="1" style:print-orientation="portrait" fo:margin-top="14mm" fo:margin-bottom="14mm" fo:margin-left="14mm" fo:margin-right="14mm"/>
      <style:header-style>
        <style:header-footer-properties fo:margin-bottom="5mm"/>
      </style:header-style>
      <style:footer-style/>
    </style:page-layout>
    <number:date-style style:name="date" number:automatic-order="true" number:format-source="fixed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Standard">
      <style:header>
        <text:p text:style-name="header">Постановление Правительства РФ от 21 мая 2007 г. N 304 "О классификации чрезвычайных ситуаций при...</text:p>
      </style:header>
      <style:footer>
        <table:table>
          <table:table-column table:number-columns-repeated="3"/>
          <table:table-row>
            <table:table-cell>
              <text:p text:style-name="footer_left">
							<text:date style:data-style-name="date" text:fixed="true" text:date-value="2025-11-10"/>
						</text:p>
            </table:table-cell>
            <table:table-cell>
              <text:p text:style-name="footer_center">Система ГАРАНТ
						</text:p>
            </table:table-cell>
            <table:table-cell>
              <text:p text:style-name="footer_right">
							<text:page-number text:select-page="current"/>/<text:page-count style:num-format="1"/>
						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initial-creator>НПП "Гарант-Сервис"</meta:initial-creator>
    <dc:description>Документ экспортирован из системы ГАРАНТ</dc:description>
    <meta:generator>Garant</meta:generator>
    <meta:user-defined meta:name="Company">НПП "Гарант-Сервис"</meta:user-defined>
  </office:meta>
</office:document-meta>
</file>